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7000000A2B0BB90FCF94E942F.jpg" manifest:media-type="image/jpeg"/>
  <manifest:file-entry manifest:full-path="Pictures/10000201000000BE000000C058925F0F2BB7CCE4.png" manifest:media-type="image/png"/>
  <manifest:file-entry manifest:full-path="Pictures/10000201000000BA000000BA3C5A5675D37253EF.png" manifest:media-type="image/png"/>
  <manifest:file-entry manifest:full-path="Pictures/10000201000000CB000000A0010FB22A7911FF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2cm, 1.518cm, 1.003cm, 1.5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0.2cm" svg:x2="4.1cm" svg:y2="4.4cm">
          <text:p/>
        </draw:line>
        <draw:line draw:style-name="gr1" draw:text-style-name="P1" draw:layer="layout" svg:x1="0.3cm" svg:y1="2.4cm" svg:x2="8cm" svg:y2="2.4cm">
          <text:p/>
        </draw:line>
        <draw:frame draw:style-name="gr2" draw:text-style-name="P3" draw:layer="layout" svg:width="1.455cm" svg:height="0.645cm" svg:x="0.042cm" svg:y="2.3cm">
          <draw:text-box>
            <text:p text:style-name="P2"><text:span text:style-name="T1">Public</text:span></text:p>
          </draw:text-box>
        </draw:frame>
        <draw:frame draw:style-name="gr2" draw:text-style-name="P3" draw:layer="layout" svg:width="1.302cm" svg:height="0.645cm" svg:x="6.943cm" svg:y="2.301cm">
          <draw:text-box>
            <text:p text:style-name="P2"><text:span text:style-name="T1">Privé</text:span></text:p>
          </draw:text-box>
        </draw:frame>
        <draw:frame draw:style-name="gr2" draw:text-style-name="P3" draw:layer="layout" svg:width="3.097cm" svg:height="0.645cm" svg:x="3.018cm" svg:y="0.055cm">
          <draw:text-box>
            <text:p text:style-name="P2"><text:span text:style-name="T1">Sans permission</text:span></text:p>
          </draw:text-box>
        </draw:frame>
        <draw:frame draw:style-name="gr2" draw:text-style-name="P3" draw:layer="layout" svg:width="3.076cm" svg:height="0.645cm" svg:x="3.019cm" svg:y="3.856cm">
          <draw:text-box>
            <text:p text:style-name="P2"><text:span text:style-name="T1">Avec permission</text:span></text:p>
          </draw:text-box>
        </draw:frame>
        <draw:frame draw:style-name="gr3" draw:text-style-name="P4" draw:layer="layout" svg:width="0.709cm" svg:height="0.709cm" svg:x="0.3cm" svg:y="0.5cm">
          <draw:image xlink:href="Pictures/10000201000000BA000000BA3C5A5675D37253EF.png" xlink:type="simple" xlink:show="embed" xlink:actuate="onLoad" loext:mime-type="image/png">
            <text:p/>
          </draw:image>
        </draw:frame>
        <draw:frame draw:style-name="gr3" draw:text-style-name="P4" draw:layer="layout" svg:width="1.334cm" svg:height="1.051cm" svg:x="1.266cm" svg:y="0.321cm">
          <draw:image xlink:href="Pictures/10000201000000CB000000A0010FB22A7911FF1B.png" xlink:type="simple" xlink:show="embed" xlink:actuate="onLoad" loext:mime-type="image/png">
            <text:p/>
          </draw:image>
        </draw:frame>
        <draw:frame draw:style-name="gr3" draw:text-style-name="P4" draw:layer="layout" svg:width="1.334cm" svg:height="1.051cm" svg:x="0.166cm" svg:y="3.449cm">
          <draw:image xlink:href="Pictures/10000201000000CB000000A0010FB22A7911FF1B.png" xlink:type="simple" xlink:show="embed" xlink:actuate="onLoad" loext:mime-type="image/png">
            <text:p/>
          </draw:image>
        </draw:frame>
        <draw:frame draw:style-name="gr3" draw:text-style-name="P4" draw:layer="layout" svg:width="1.334cm" svg:height="1.051cm" svg:x="6.9cm" svg:y="0.4cm">
          <draw:image xlink:href="Pictures/10000201000000CB000000A0010FB22A7911FF1B.png" xlink:type="simple" xlink:show="embed" xlink:actuate="onLoad" loext:mime-type="image/png">
            <text:p/>
          </draw:image>
        </draw:frame>
        <draw:frame draw:style-name="gr3" draw:text-style-name="P4" draw:layer="layout" svg:width="0.693cm" svg:height="0.7cm" svg:x="1.1cm" svg:y="3.4cm">
          <draw:image xlink:href="Pictures/10000201000000BE000000C058925F0F2BB7CCE4.png" xlink:type="simple" xlink:show="embed" xlink:actuate="onLoad" loext:mime-type="image/png">
            <text:p/>
          </draw:image>
        </draw:frame>
        <draw:frame draw:style-name="gr4" draw:text-style-name="P4" draw:layer="layout" svg:width="1.153cm" svg:height="0.599cm" svg:x="1.647cm" svg:y="2.9cm">
          <draw:image xlink:href="Pictures/1000000000000137000000A2B0BB90FCF94E942F.jpg" xlink:type="simple" xlink:show="embed" xlink:actuate="onLoad" loext:mime-type="image/jpeg">
            <text:p/>
          </draw:image>
        </draw:frame>
        <draw:frame draw:style-name="gr3" draw:text-style-name="P4" draw:layer="layout" svg:width="1.334cm" svg:height="1.051cm" svg:x="6.2cm" svg:y="3.349cm">
          <draw:image xlink:href="Pictures/10000201000000CB000000A0010FB22A7911FF1B.png" xlink:type="simple" xlink:show="embed" xlink:actuate="onLoad" loext:mime-type="image/png">
            <text:p/>
          </draw:image>
        </draw:frame>
        <draw:frame draw:style-name="gr3" draw:text-style-name="P4" draw:layer="layout" svg:width="0.693cm" svg:height="0.7cm" svg:x="7.134cm" svg:y="3.3cm">
          <draw:image xlink:href="Pictures/10000201000000BE000000C058925F0F2BB7CCE4.png" xlink:type="simple" xlink:show="embed" xlink:actuate="onLoad" loext:mime-type="image/png">
            <text:p/>
          </draw:image>
        </draw:frame>
        <draw:frame draw:style-name="gr4" draw:text-style-name="P4" draw:layer="layout" svg:width="1.153cm" svg:height="0.599cm" svg:x="7.681cm" svg:y="2.8cm">
          <draw:image xlink:href="Pictures/1000000000000137000000A2B0BB90FCF94E942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9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02:53.167244745</meta:creation-date>
    <dc:date>2019-03-04T23:19:52.131109661</dc:date>
    <meta:editing-duration>PT16M58S</meta:editing-duration>
    <meta:editing-cycles>3</meta:editing-cycles>
    <meta:generator>LibreOffice/6.1.4.2$Linux_X86_64 LibreOffice_project/10$Build-2</meta:generator>
    <meta:document-statistic meta:object-count="15"/>
  </office:meta>
</office:document-meta>
</file>